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Forma DJR Banner" svg:font-family="'Forma DJR Banner'" style:font-family-generic="modern" style:font-pitch="variable"/>
    <style:font-face style:name="Forma DJR Dsp" svg:font-family="'Forma DJR Dsp'" style:font-family-generic="modern" style:font-pitch="variable"/>
    <style:font-face style:name="Forma DJR Dsp Ex Bold" svg:font-family="'Forma DJR Dsp Ex Bold'" style:font-adornments="Extra Bold" style:font-family-generic="modern" style:font-pitch="variable"/>
    <style:font-face style:name="Forma DJR Dsp Md" svg:font-family="'Forma DJR Dsp Md'" style:font-adornments="Medium" style:font-family-generic="modern" style:font-pitch="variable"/>
    <style:font-face style:name="Forma DJR Dsp1" svg:font-family="'Forma DJR Dsp'" style:font-adornments="Regular" style:font-family-generic="modern" style:font-pitch="variable"/>
    <style:font-face style:name="Forma DJR Txt" svg:font-family="'Forma DJR Txt'" style:font-family-generic="modern" style:font-pitch="variable"/>
    <style:font-face style:name="Forma DJR Txt Bk" svg:font-family="'Forma DJR Txt Bk'" style:font-adornments="Black" style:font-family-generic="modern" style:font-pitch="variable"/>
    <style:font-face style:name="Forma DJR Txt Ex Bold" svg:font-family="'Forma DJR Txt Ex Bold'" style:font-adornments="Extra Bold" style:font-family-generic="modern" style:font-pitch="variable"/>
    <style:font-face style:name="Forma DJR Txt1" svg:font-family="'Forma DJR Txt'" style:font-adornments="Regular" style:font-family-generic="modern" style:font-pitch="variable"/>
    <style:font-face style:name="Gill Sans MT" svg:font-family="'Gill Sans MT'" style:font-family-generic="swiss"/>
    <style:font-face style:name="Manifold Extended CF Demi Bold" svg:font-family="'Manifold Extended CF Demi Bold'" style:font-adornments="Demi Bold" style:font-family-generic="moder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master-page-name="Standard">
      <style:paragraph-properties fo:line-height="115%" style:page-number="auto"/>
      <style:text-properties style:font-name="Forma DJR Dsp" fo:font-size="60pt" fo:font-weight="normal" officeooo:rsid="0081ba6a" officeooo:paragraph-rsid="0081ba6a" style:font-size-asian="60pt" style:font-weight-asian="normal" style:font-size-complex="60pt" style:font-weight-complex="normal"/>
    </style:style>
    <style:style style:name="P2" style:family="paragraph" style:parent-style-name="Subtitle">
      <style:paragraph-properties fo:line-height="115%"/>
    </style:style>
    <style:style style:name="P3" style:family="paragraph" style:parent-style-name="Text_20_body">
      <style:paragraph-properties fo:line-height="115%"/>
      <style:text-properties officeooo:rsid="001e90ed" officeooo:paragraph-rsid="001e90ed"/>
    </style:style>
    <style:style style:name="P4" style:family="paragraph" style:parent-style-name="Text_20_body">
      <style:paragraph-properties fo:break-before="page"/>
      <style:text-properties officeooo:rsid="001e90ed" officeooo:paragraph-rsid="001e90ed"/>
    </style:style>
    <style:style style:name="P5" style:family="paragraph" style:parent-style-name="Contents_20_1">
      <style:paragraph-properties>
        <style:tab-stops>
          <style:tab-stop style:position="6.4992in" style:type="right" style:leader-style="dotted" style:leader-text="."/>
        </style:tab-stops>
      </style:paragraph-properties>
    </style:style>
    <style:style style:name="P6" style:family="paragraph" style:parent-style-name="Contents_20_2">
      <style:paragraph-properties>
        <style:tab-stops>
          <style:tab-stop style:position="6.3028in" style:type="right" style:leader-style="dotted" style:leader-text="."/>
        </style:tab-stops>
      </style:paragraph-properties>
    </style:style>
    <style:style style:name="P7" style:family="paragraph" style:parent-style-name="Heading_20_1">
      <style:paragraph-properties fo:text-align="center" style:justify-single-word="false"/>
      <style:text-properties style:text-underline-style="solid" style:text-underline-type="double" style:text-underline-width="auto" style:text-underline-color="font-color" officeooo:paragraph-rsid="00169155"/>
    </style:style>
    <style:style style:name="P8" style:family="paragraph" style:parent-style-name="Heading_20_1">
      <style:paragraph-properties fo:line-height="150%" fo:break-before="page"/>
      <style:text-properties fo:font-weight="normal" style:font-weight-asian="normal" style:font-weight-complex="normal"/>
    </style:style>
    <style:style style:name="P9" style:family="paragraph" style:parent-style-name="Text_20_body">
      <style:paragraph-properties fo:line-height="150%" fo:text-align="justify" style:justify-single-word="false"/>
      <style:text-properties officeooo:rsid="001f92ae" officeooo:paragraph-rsid="001f92ae"/>
    </style:style>
    <style:style style:name="P10" style:family="paragraph" style:parent-style-name="Text_20_body">
      <style:paragraph-properties fo:line-height="150%" fo:text-align="justify" style:justify-single-word="false"/>
      <style:text-properties officeooo:paragraph-rsid="00235c9a"/>
    </style:style>
    <style:style style:name="P11" style:family="paragraph" style:parent-style-name="Text_20_body">
      <style:paragraph-properties fo:line-height="150%" fo:text-align="justify" style:justify-single-word="false"/>
      <style:text-properties fo:font-style="normal" officeooo:rsid="0094e1c5" officeooo:paragraph-rsid="0094e1c5" style:font-style-asian="normal" style:font-style-complex="normal"/>
    </style:style>
    <style:style style:name="P12" style:family="paragraph" style:parent-style-name="Heading_20_2">
      <style:paragraph-properties fo:line-height="150%" fo:break-before="page"/>
    </style:style>
    <style:style style:name="P13" style:family="paragraph" style:parent-style-name="Text_20_body">
      <style:paragraph-properties fo:line-height="150%" fo:text-align="justify" style:justify-single-word="false"/>
      <style:text-properties fo:font-style="normal" officeooo:rsid="0023a1de" officeooo:paragraph-rsid="0023a1de" style:font-style-asian="normal" style:font-style-complex="normal"/>
    </style:style>
    <style:style style:name="P14" style:family="paragraph" style:parent-style-name="Text_20_body">
      <style:paragraph-properties fo:line-height="150%" fo:text-align="justify" style:justify-single-word="false"/>
      <style:text-properties officeooo:paragraph-rsid="007c098c"/>
    </style:style>
    <style:style style:name="P15" style:family="paragraph" style:parent-style-name="Heading_20_2" style:list-style-name="">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Text_20_body">
      <style:paragraph-properties fo:line-height="150%" fo:text-align="justify" style:justify-single-word="false"/>
      <style:text-properties officeooo:rsid="0026d1aa" officeooo:paragraph-rsid="0026d1aa"/>
    </style:style>
    <style:style style:name="P18" style:family="paragraph" style:parent-style-name="Text_20_body">
      <style:paragraph-properties fo:margin-top="0in" fo:margin-bottom="0.0972in" style:contextual-spacing="false" fo:line-height="150%" fo:text-align="justify" style:justify-single-word="false"/>
      <style:text-properties officeooo:rsid="002a9c91" officeooo:paragraph-rsid="0063f836"/>
    </style:style>
    <style:style style:name="P19" style:family="paragraph" style:parent-style-name="Text_20_body">
      <style:paragraph-properties fo:margin-top="0in" fo:margin-bottom="0.0972in" style:contextual-spacing="false" fo:line-height="150%" fo:text-align="justify" style:justify-single-word="false"/>
      <style:text-properties officeooo:rsid="002a9c91" officeooo:paragraph-rsid="0092e328"/>
    </style:style>
    <style:style style:name="P20" style:family="paragraph" style:parent-style-name="Text_20_body">
      <style:paragraph-properties fo:margin-top="0in" fo:margin-bottom="0.0972in" style:contextual-spacing="false" fo:line-height="150%" fo:text-align="justify" style:justify-single-word="false"/>
      <style:text-properties officeooo:rsid="009d5526" officeooo:paragraph-rsid="009d5526"/>
    </style:style>
    <style:style style:name="P21" style:family="paragraph" style:parent-style-name="Heading_20_2">
      <style:paragraph-properties fo:break-before="page"/>
      <style:text-properties officeooo:rsid="00aaeed3" officeooo:paragraph-rsid="00aaeed3"/>
    </style:style>
    <style:style style:name="P22" style:family="paragraph" style:parent-style-name="Text_20_body">
      <style:text-properties officeooo:rsid="00ae1cd4" officeooo:paragraph-rsid="00ae1cd4"/>
    </style:style>
    <style:style style:name="T1" style:family="text">
      <style:text-properties officeooo:rsid="001e90ed"/>
    </style:style>
    <style:style style:name="T2" style:family="text">
      <style:text-properties officeooo:rsid="00360e60"/>
    </style:style>
    <style:style style:name="T3" style:family="text">
      <style:text-properties officeooo:rsid="00875d4c"/>
    </style:style>
    <style:style style:name="T4" style:family="text">
      <style:text-properties officeooo:rsid="001f92ae"/>
    </style:style>
    <style:style style:name="T5" style:family="text">
      <style:text-properties officeooo:rsid="0024c19f"/>
    </style:style>
    <style:style style:name="T6" style:family="text">
      <style:text-properties officeooo:rsid="00235c9a"/>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ff084" style:font-style-asian="normal" style:font-style-complex="normal"/>
    </style:style>
    <style:style style:name="T10" style:family="text">
      <style:text-properties fo:font-style="normal" officeooo:rsid="0022c0f9" style:font-style-asian="normal" style:font-style-complex="normal"/>
    </style:style>
    <style:style style:name="T11" style:family="text">
      <style:text-properties fo:font-style="normal" officeooo:rsid="00235c9a" style:font-style-asian="normal" style:font-style-complex="normal"/>
    </style:style>
    <style:style style:name="T12" style:family="text">
      <style:text-properties fo:font-style="normal" officeooo:rsid="00a03b34" style:font-style-asian="normal" style:font-style-complex="normal"/>
    </style:style>
    <style:style style:name="T13" style:family="text">
      <style:text-properties fo:font-style="normal" officeooo:rsid="00254589" style:font-style-asian="normal" style:font-style-complex="normal"/>
    </style:style>
    <style:style style:name="T14" style:family="text">
      <style:text-properties officeooo:rsid="00a12328"/>
    </style:style>
    <style:style style:name="T15" style:family="text">
      <style:text-properties officeooo:rsid="00958c68"/>
    </style:style>
    <style:style style:name="T16" style:family="text">
      <style:text-properties officeooo:rsid="0097355a"/>
    </style:style>
    <style:style style:name="T17" style:family="text">
      <style:text-properties officeooo:rsid="0097a638"/>
    </style:style>
    <style:style style:name="T18" style:family="text">
      <style:text-properties officeooo:rsid="009a31d1"/>
    </style:style>
    <style:style style:name="T19" style:family="text">
      <style:text-properties officeooo:rsid="0092e328"/>
    </style:style>
    <style:style style:name="T20" style:family="text">
      <style:text-properties officeooo:rsid="00254589"/>
    </style:style>
    <style:style style:name="T21" style:family="text">
      <style:text-properties officeooo:rsid="0026d1aa"/>
    </style:style>
    <style:style style:name="T22" style:family="text">
      <style:text-properties fo:font-style="normal" officeooo:rsid="0026d1aa" style:font-style-asian="normal" style:font-style-complex="normal"/>
    </style:style>
    <style:style style:name="T23" style:family="text">
      <style:text-properties officeooo:rsid="002a9c91"/>
    </style:style>
    <style:style style:name="T24" style:family="text">
      <style:text-properties officeooo:rsid="002716d8"/>
    </style:style>
    <style:style style:name="T25" style:family="text">
      <style:text-properties officeooo:rsid="0062a233"/>
    </style:style>
    <style:style style:name="T26" style:family="text">
      <style:text-properties officeooo:rsid="00a03b34"/>
    </style:style>
    <style:style style:name="T27" style:family="text">
      <style:text-properties officeooo:rsid="00a13da3"/>
    </style:style>
    <style:style style:name="T28" style:family="text">
      <style:text-properties officeooo:rsid="009f0d75"/>
    </style:style>
    <style:style style:name="T29" style:family="text">
      <style:text-properties officeooo:rsid="00a202c5"/>
    </style:style>
    <style:style style:name="T30" style:family="text">
      <style:text-properties officeooo:rsid="00a30e80"/>
    </style:style>
    <style:style style:name="T31" style:family="text">
      <style:text-properties officeooo:rsid="00a3b276"/>
    </style:style>
    <style:style style:name="T32" style:family="text">
      <style:text-properties officeooo:rsid="00a8c355"/>
    </style:style>
    <style:style style:name="T33" style:family="text">
      <style:text-properties officeooo:rsid="00ae74b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Arashi</text:p>
      <text:p text:style-name="P2"><text:span text:style-name="T1">A </text:span><text:span text:style-name="T2">Text </text:span><text:span text:style-name="T1">Processor for Transcripts</text:span></text:p>
      <text:p text:style-name="P3"/>
      <text:p text:style-name="P4"/>
      <text:table-of-content text:style-name="Sect1" text:protected="true" text:name="Table of Contents1">
        <text:table-of-content-source text:outline-level="10">
          <text:index-title-template text:style-name="Index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Index_20_Heading">Table of Contents</text:p>
          </text:index-title>
          <text:p text:style-name="P5"><text:a xlink:type="simple" xlink:href="#__RefHeading___Toc41_605974335" text:style-name="Index_20_Link" text:visited-style-name="Index_20_Link">Program Outline<text:tab/>3</text:a></text:p>
          <text:p text:style-name="P6"><text:a xlink:type="simple" xlink:href="#__RefHeading___Toc49_2753819463" text:style-name="Index_20_Link" text:visited-style-name="Index_20_Link">My Personal Philosophy for This Projects<text:tab/>4</text:a></text:p>
          <text:p text:style-name="P6"><text:a xlink:type="simple" xlink:href="#__RefHeading___Toc1044_3115464127" text:style-name="Index_20_Link" text:visited-style-name="Index_20_Link">Large Language Models and Programming<text:tab/>5</text:a></text:p>
        </text:index-body>
      </text:table-of-content>
      <text:h text:style-name="P7" text:outline-level="1" text:is-list-header="true"/>
      <text:h text:style-name="P8" text:outline-level="1"><text:bookmark-start text:name="__RefHeading___Toc41_605974335"/><text:span text:style-name="T3">Program</text:span><text:span text:style-name="T4"> Outlin</text:span><text:span text:style-name="T5">e</text:span><text:bookmark-end text:name="__RefHeading___Toc41_605974335"/></text:h>
      <text:p text:style-name="P9">The <text:span text:style-name="T6">primary </text:span>object of Arashi is to provide a platform for natural language analysis that will be applied to a data set from the <text:span text:style-name="T7">TopGame</text:span><text:span text:style-name="T8"> podcast. The podcast transcripts come in the WebVTT (Web Video Text Tracks) format </text:span><text:span text:style-name="T9">that is a standard formatting for display of timed text </text:span><text:span text:style-name="T10">transcripts. With that said, the core functionality of this program can be applied to transcripts from other sources, as long as the <text:s/>follow the same formatting; this means that you could potentially navigate different transcript sources. </text:span></text:p>
      <text:p text:style-name="P10"><text:span text:style-name="T11">The secondary objective of the project is that it serves as a means for the self education of program methodologies and mathematics. The value in applying these skills in a somewhat low stakes, but practical environment, is that the retention of these skills will improve dramatically; particularly because I will be involved in the entire project life cycle. Everything from planning issues in a Kanban board, writing documentation, building unit tests, back end and front end programming, considerations about web integration, and even the integration of the most popular </text:span><text:span text:style-name="T12">AI</text:span><text:span text:style-name="T11"> from OpenAI. This all involves a level of understanding and skill that cannot </text:span><text:span text:style-name="T13">often </text:span><text:span text:style-name="T11">be developed in a classroom. </text:span><text:span text:style-name="T13">To learn this</text:span><text:span text:style-name="T11"> requires a constant focus on the project, </text:span><text:span text:style-name="T13">i</text:span><text:span text:style-name="T11">t also requires motivation; because I am doing this for numerous personal reasons I am exited about finishing this and utilizing practical skill sets. </text:span></text:p>
      <text:p text:style-name="P11">A potential end state for this project is the integration of OpenAI’s GPT, with a web facing interface. This would drive traffic and encourage engagement with the content that has already been produced. Internally the integration of the <text:span text:style-name="T14">AI</text:span> would allow for the extrapolation of additional context that may have been missed by listeners. <text:span text:style-name="T15">An additional side effect is that the data set that is built from the process of indexing is ripe for natural language analysis; </text:span><text:span text:style-name="T16">primarily in respect to sentiment analysis </text:span><text:span text:style-name="T17">and the development of a deep learning module </text:span><text:span text:style-name="T18">to facilitate this analysis.</text:span></text:p>
      <text:h text:style-name="P12" text:outline-level="2"><text:bookmark-start text:name="__RefHeading___Toc49_2753819463"/>My Personal Philosophy <text:span text:style-name="T19">for This Project</text:span><text:bookmark-end text:name="__RefHeading___Toc49_2753819463"/></text:h>
      <text:p text:style-name="P13">In the time I spent in college, the most valuable courses pertained to mathematics and philosophy. Computer science courses are a blend of the two, and are equally important <text:span text:style-name="T20">as they are the synthesis of the two</text:span>, but overall the <text:span text:style-name="T20">most value gained was from learning how to think and learning how to prove my thinking. You might be mistaken for considering my perspective solely focused on science, but I am also speaking to the humanities of both of these fields. The humanity in mathematics is that we can learn more about </text:span><text:span text:style-name="T21">our existence</text:span><text:span text:style-name="T20"> in a concrete manner, and the science of philosophy asks us to qualify and certify our ideas in a formal manner </text:span><text:span text:style-name="T21">with considerations about our mortality</text:span><text:span text:style-name="T20">.</text:span></text:p>
      <text:p text:style-name="P14"><text:span text:style-name="T13">When we talk about natural language analysis and large language models, we are ultimately conversing about the nature of communication. How and why we communicate can quickly turn into a conversation about metaphysics, or existentialism; it is equally possible that the conversation turn to the methods of these processes and the math behind them. Consideration of these two </text:span><text:span text:style-name="T22">perspectives</text:span><text:span text:style-name="T13"> is important, and they should have equal concern so that we might be able to have a fully fledged discussion that is not afraid to tackle </text:span><text:span text:style-name="T22">the</text:span><text:span text:style-name="T13"> nuance </text:span><text:span text:style-name="T22">of language</text:span><text:span text:style-name="T13">. To be uncomfortable, uncertain, and unsure is to have doubt. To doubt is human, and in turn implores us to humility and curiosity </text:span><text:span text:style-name="T22">to banish our ignorance.</text:span></text:p>
      <text:h text:style-name="P15" text:outline-level="2"/>
      <text:h text:style-name="P16" text:outline-level="2"><text:bookmark-start text:name="__RefHeading___Toc1044_3115464127"/><text:span text:style-name="T23">Large Language Models</text:span><text:span text:style-name="T21"> and Programming</text:span><text:bookmark-end text:name="__RefHeading___Toc1044_3115464127"/></text:h>
      <text:p text:style-name="P17">I am going to admit, in no uncertain terms, that I used a large language model to help me write the code for this project. <text:span text:style-name="T24">I am not going to specify which portions are, or are not influenced by OpenAI’s GPT. <text:s/></text:span><text:span text:style-name="T23">The stigma associated with the utilization of large language models originates from fear. The fear of being replaced, the fear of producing poorly written code, fear of not losing skill sets, and the fear of disruption to an established industry. </text:span><text:span text:style-name="T25">Letting fear control choices is in itself a poor choice.</text:span></text:p>
      <text:p text:style-name="P18">Some of these concerns can be considered legitimate, but the reason they are raised in the first place; may not be. I’ve spent time looking at what various forums and communities have discussed about the use of AI, and they generally come to the same conclusion: its great to accelerate your work, but you still need to know whats going on in your code base; be surgical and precise with how you are using it. </text:p>
      <text:p text:style-name="P19">If <text:span text:style-name="T26">AIs</text:span> are used in this way, then you avoid the issue of having bloated and inefficient code, you <text:span text:style-name="T19">can </text:span>dismiss the claim that you don’t know whats going on in your code, and you can turn a perceived threat into a new tool. <text:span text:style-name="T25">I believe much of the concerns raised are over stated, much in the same way people were concerned with students using calculators, or even pencils in the process of completing their coursework.</text:span></text:p>
      <text:p text:style-name="P20">Although I used <text:span text:style-name="T27">AI</text:span> to develop portions of the code base, my instructions were very strict and the parameters for acceptable code were specific. <text:span text:style-name="T28">This is important because it provides guardrails and focuses any of the work that I had offloaded to the GPT, </text:span><text:span text:style-name="T26">which mitigates some of the issues of just asking a GPT to develop an entire framework for the application. I designed the overall architecture, but had the </text:span><text:span text:style-name="T29">AI develop specified and narrow aspects of the code. This meant that it was only concerned with variables that </text:span><text:span text:style-name="T30">were already </text:span><text:span text:style-name="T29">established. </text:span><text:span text:style-name="T30">Sufficient prompt engineering is a requirement to prevent issues </text:span><text:span text:style-name="T31">that traditionally arise when using AI to offload work </text:span><text:span text:style-name="T32">or accelerate development</text:span><text:span text:style-name="T31">.</text:span></text:p>
      <text:h text:style-name="P21" text:outline-level="2">User Interface</text:h>
      <text:p text:style-name="P22">Developing a complex user interface isn’t something that particularly interests me, but I do acknowledge the need to have an interface that allows someone to traverse the program with relative ease. I am a huge fan of terminal interfaces, as they can be used in rather creative ways, and appeal to <text:s/>my fascination with the cyberpunk aesthetic. <text:span text:style-name="T33">ASCII art and <text:s/>small visuals are generally whats in my wheel hous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Forma DJR Banner" svg:font-family="'Forma DJR Banner'" style:font-family-generic="modern" style:font-pitch="variable"/>
    <style:font-face style:name="Forma DJR Dsp" svg:font-family="'Forma DJR Dsp'" style:font-family-generic="modern" style:font-pitch="variable"/>
    <style:font-face style:name="Forma DJR Dsp Ex Bold" svg:font-family="'Forma DJR Dsp Ex Bold'" style:font-adornments="Extra Bold" style:font-family-generic="modern" style:font-pitch="variable"/>
    <style:font-face style:name="Forma DJR Dsp Md" svg:font-family="'Forma DJR Dsp Md'" style:font-adornments="Medium" style:font-family-generic="modern" style:font-pitch="variable"/>
    <style:font-face style:name="Forma DJR Dsp1" svg:font-family="'Forma DJR Dsp'" style:font-adornments="Regular" style:font-family-generic="modern" style:font-pitch="variable"/>
    <style:font-face style:name="Forma DJR Txt" svg:font-family="'Forma DJR Txt'" style:font-family-generic="modern" style:font-pitch="variable"/>
    <style:font-face style:name="Forma DJR Txt Bk" svg:font-family="'Forma DJR Txt Bk'" style:font-adornments="Black" style:font-family-generic="modern" style:font-pitch="variable"/>
    <style:font-face style:name="Forma DJR Txt Ex Bold" svg:font-family="'Forma DJR Txt Ex Bold'" style:font-adornments="Extra Bold" style:font-family-generic="modern" style:font-pitch="variable"/>
    <style:font-face style:name="Forma DJR Txt1" svg:font-family="'Forma DJR Txt'" style:font-adornments="Regular" style:font-family-generic="modern" style:font-pitch="variable"/>
    <style:font-face style:name="Gill Sans MT" svg:font-family="'Gill Sans MT'" style:font-family-generic="swiss"/>
    <style:font-face style:name="Manifold Extended CF Demi Bold" svg:font-family="'Manifold Extended CF Demi Bold'" style:font-adornments="Demi Bold" style:font-family-generic="moder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Gill Sans MT"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Gill Sans MT"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text-align="justify" style:justify-single-word="false" style:page-number="auto"/>
      <style:text-properties style:font-name="Forma DJR Txt1" fo:font-family="'Forma DJR Txt'" style:font-style-name="Regular" style:font-family-generic="modern" style:font-pitch="variable" fo:font-size="11pt"/>
    </style:style>
    <style:style style:name="Heading" style:family="paragraph" style:parent-style-name="Standard" style:next-style-name="Text_20_body" style:class="chapter" style:master-page-name="">
      <style:paragraph-properties fo:margin-top="0.1665in" fo:margin-bottom="0.0835in" style:contextual-spacing="false" style:page-number="auto" fo:keep-with-next="always"/>
      <style:text-properties fo:font-variant="normal" fo:text-transform="none" style:font-name="Forma DJR Dsp1" fo:font-family="'Forma DJR Dsp'" style:font-style-name="Regular" style:font-family-generic="modern" style:font-pitch="variable" fo:font-size="14pt" fo:font-weight="normal"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Gill Sans MT" fo:font-family="'Gill Sans MT'"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Gill Sans MT" fo:font-family="'Gill Sans MT'"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Forma DJR Txt1" fo:font-family="'Forma DJR Txt'" style:font-style-name="Regular" style:font-family-generic="modern" style:font-pitch="variable" fo:font-size="10pt"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Forma DJR Banner" fo:font-family="'Forma DJR Banner'" style:font-family-generic="modern" style:font-pitch="variable" fo:font-size="28pt" fo:font-weight="bold" officeooo:rsid="001c952b"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Forma DJR Dsp Ex Bold" fo:font-family="'Forma DJR Dsp Ex Bold'" style:font-style-name="Extra Bold" style:font-family-generic="modern" style:font-pitch="variable" fo:font-size="18pt" fo:font-weight="800" style:font-size-asian="18pt" style:font-weight-asian="normal" style:font-size-complex="18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variant="normal" fo:text-transform="none" style:use-window-font-color="true" loext:opacity="0%" style:font-name="Forma DJR Txt Bk" fo:font-family="'Forma DJR Txt Bk'" style:font-style-name="Black" style:font-family-generic="modern" style:font-pitch="variable" fo:font-size="10pt" fo:font-weight="900"/>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variant="normal" fo:text-transform="none" style:use-window-font-color="true" loext:opacity="0%" style:font-name="Forma DJR Txt Ex Bold" fo:font-family="'Forma DJR Txt Ex Bold'" style:font-style-name="Extra Bold" style:font-family-generic="modern" style:font-pitch="variable" fo:font-weight="8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Forma DJR Dsp Md" fo:font-family="'Forma DJR Dsp Md'" style:font-style-name="Medium" style:font-family-generic="modern" style:font-pitch="variable" fo:font-size="16pt" fo:font-weight="normal" officeooo:rsid="0026d1aa" style:font-size-asian="16pt" style:font-weight-asian="normal" style:font-size-complex="16pt" style:font-weight-complex="normal"/>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er_20_left" style:display-name="Header left" style:family="paragraph" style:parent-style-name="Head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style:use-window-font-color="true" loext:opacity="0%"/>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style:use-window-font-color="true" loext:opacity="0%" style:font-name="Forma DJR Txt1" fo:font-family="'Forma DJR Txt'" style:font-style-name="Regular" style:font-family-generic="modern" style:font-pitch="variable" fo:font-size="10pt" fo:font-weight="normal"/>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orphans="0" fo:widows="0" style:page-number="auto" text:number-lines="false" text:line-number="0"/>
      <style:text-properties fo:font-size="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left">
      <style:text-properties style:font-name="Manifold Extended CF Demi Bold" fo:font-size="13pt" officeooo:rsid="00695c30" officeooo:paragraph-rsid="00695c30" style:font-size-asian="13pt" style:font-size-complex="13pt"/>
    </style:style>
    <style:style style:name="MP2" style:family="paragraph" style:parent-style-name="Header">
      <style:text-properties officeooo:rsid="0049b49b" officeooo:paragraph-rsid="0049b49b"/>
    </style:style>
    <style:style style:name="MP3" style:family="paragraph" style:parent-style-name="Header">
      <style:text-properties officeooo:rsid="00530efa" officeooo:paragraph-rsid="00530efa"/>
    </style:style>
    <style:style style:name="MP4" style:family="paragraph" style:parent-style-name="Footer">
      <style:text-properties style:font-name="Forma DJR Txt"/>
    </style:style>
    <style:style style:name="MP5" style:family="paragraph" style:parent-style-name="Header">
      <style:text-properties style:font-name="Forma DJR Txt"/>
    </style:style>
    <style:style style:name="MP6" style:family="paragraph" style:parent-style-name="Header_20_left"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officeooo:rsid="004fec25"/>
    </style:style>
    <style:style style:name="MP7" style:family="paragraph" style:parent-style-name="Footer">
      <style:paragraph-properties fo:line-height="115%"/>
      <style:text-properties style:font-name="Forma DJR Txt"/>
    </style:style>
    <style:style style:name="MT1" style:family="text">
      <style:text-properties style:font-name="Forma DJR Txt"/>
    </style:style>
    <style:style style:name="MT2" style:family="text">
      <style:text-properties officeooo:rsid="00688f2d"/>
    </style:style>
    <style:style style:name="MT3" style:family="text">
      <style:text-properties fo:font-family="'Forma DJR Txt Ex Bold'" style:font-family-generic="modern" style:font-pitch="variable" officeooo:rsid="0067c098"/>
    </style:style>
    <style:style style:name="MT4" style:family="text">
      <style:text-properties fo:font-family="'Forma DJR Txt Ex Bold'" style:font-family-generic="modern" style:font-pitch="variable" fo:font-weight="normal" officeooo:rsid="00895571" style:font-weight-asian="normal" style:font-weight-complex="normal"/>
    </style:style>
    <style:style style:name="MT5" style:family="text">
      <style:text-properties fo:font-family="'Forma DJR Txt Ex Bold'" style:font-family-generic="modern" style:font-pitch="variable" fo:font-weight="normal" officeooo:rsid="0058e955" style:font-weight-asian="normal" style:font-weight-complex="normal"/>
    </style:style>
    <style:style style:name="MT6" style:family="text">
      <style:text-properties officeooo:rsid="0058e955"/>
    </style:style>
    <style:style style:name="MT7" style:family="text">
      <style:text-properties fo:font-family="'Forma DJR Txt Ex Bold'" style:font-family-generic="modern" style:font-pitch="variable" officeooo:rsid="005e8e6e"/>
    </style:style>
    <style:style style:name="MT8" style:family="text">
      <style:text-properties fo:font-family="'Forma DJR Txt Ex Bold'" style:font-family-generic="modern" style:font-pitch="variable" fo:font-weight="bold" officeooo:rsid="005e8e6e" style:font-weight-asian="bold" style:font-weight-complex="bold"/>
    </style:style>
    <style:style style:name="MT9" style:family="text">
      <style:text-properties officeooo:rsid="007db90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header>
        <text:p text:style-name="Header"/>
      </style:header>
      <style:header-first>
        <text:p text:style-name="MP1">KATSUMUSHI STUDIOS</text:p>
      </style:header-first>
      <style:footer>
        <text:p text:style-name="Footer"/>
      </style:footer>
      <style:footer-first>
        <text:p text:style-name="Footer"><text:tab/><text:tab/><text:span text:style-name="MT1"><text:page-number text:select-page="current">1</text:page-number></text:span></text:p>
      </style:foot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First_20_Page" style:display-name="First Page" style:page-layout-name="Mpm4" draw:style-name="Mdp1" style:next-style-name="Standard">
      <style:header>
        <text:p text:style-name="MP2">Katsumushi Studios<text:tab/><text:tab/>Project Arashi</text:p>
      </style:header>
      <style:footer>
        <text:p text:style-name="Footer"/>
      </style:footer>
    </style:master-page>
    <style:master-page style:name="Envelope" style:page-layout-name="Mpm5" draw:style-name="Mdp1"/>
    <style:master-page style:name="Index" style:page-layout-name="Mpm6" draw:style-name="Mdp1" style:next-style-name="Introduction_2f_Outline">
      <style:header>
        <text:p text:style-name="MP3"><text:span text:style-name="MT2"><text:tab/></text:span><text:tab/><text:span text:style-name="MT3">Project Arashi</text:span></text:p>
      </style:header>
      <style:footer>
        <text:p text:style-name="MP4"><text:tab/><text:tab/><text:page-number text:select-page="current">2</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Introduction_2f_Outline" style:display-name="Introduction/Outline" style:page-layout-name="Mpm10" draw:style-name="Mdp1">
      <style:header>
        <text:p text:style-name="MP5"><text:span text:style-name="MT4">Program </text:span><text:span text:style-name="MT5">Outline</text:span><text:span text:style-name="MT6"><text:tab/><text:tab/></text:span><text:span text:style-name="MT7">Project </text:span><text:span text:style-name="MT8">Arashi</text:span></text:p>
      </style:header>
      <style:header-first>
        <text:p text:style-name="MP6"><text:tab/><text:tab/><text:span text:style-name="MT9">Project Arashi</text:span></text:p>
      </style:header-first>
      <style:footer>
        <text:p text:style-name="MP7"><text:tab/><text:tab/><text:page-number text:select-page="current">6</text:page-number></text:p>
      </style:footer>
      <style:footer-first>
        <text:p text:style-name="MP4"><text:tab/><text:tab/><text:page-number text:select-page="current">3</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9T15:37:56.654955500</meta:creation-date>
    <dc:date>2025-07-02T17:46:00.627346400</dc:date>
    <meta:editing-duration>PT14H36M51S</meta:editing-duration>
    <meta:editing-cycles>117</meta:editing-cycles>
    <meta:generator>LibreOffice/25.2.4.3$Windows_X86_64 LibreOffice_project/33e196637044ead23f5c3226cde09b47731f7e27</meta:generator>
    <dc:creator>Enrique Castro</dc:creator>
    <meta:print-date>2025-07-01T15:00:20.334662700</meta:print-date>
    <meta:printed-by>PDF files: Enrique Castro</meta:printed-by>
    <meta:document-statistic meta:table-count="0" meta:image-count="0" meta:object-count="0" meta:page-count="6" meta:paragraph-count="29" meta:word-count="1042" meta:character-count="6222" meta:non-whitespace-character-count="5187"/>
  </office:meta>
</office:document-meta>
</file>